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AndroidVsiOS" style:family="table">
      <style:table-properties style:width="6.925in" table:align="margins"/>
    </style:style>
    <style:style style:name="AndroidVsiOS.A" style:family="table-column">
      <style:table-column-properties style:column-width="1.7313in" style:rel-column-width="16383*"/>
    </style:style>
    <style:style style:name="AndroidVsiOS.A1" style:family="table-cell">
      <style:table-cell-properties fo:padding="0.0382in" fo:border-left="0.05pt solid #000000" fo:border-right="none" fo:border-top="0.05pt solid #000000" fo:border-bottom="0.05pt solid #000000"/>
    </style:style>
    <style:style style:name="AndroidVsiOS.D1" style:family="table-cell">
      <style:table-cell-properties fo:padding="0.0382in" fo:border="0.05pt solid #000000"/>
    </style:style>
    <style:style style:name="AndroidVsiOS.A2" style:family="table-cell">
      <style:table-cell-properties fo:padding="0.0382in" fo:border-left="0.05pt solid #000000" fo:border-right="none" fo:border-top="none" fo:border-bottom="0.05pt solid #000000"/>
    </style:style>
    <style:style style:name="AndroidVsiOS.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1086ed" officeooo:paragraph-rsid="001086ed"/>
    </style:style>
    <style:style style:name="P2" style:family="paragraph" style:parent-style-name="Text_20_body">
      <style:paragraph-properties fo:text-align="center" style:justify-single-word="false"/>
      <style:text-properties officeooo:rsid="001086ed" officeooo:paragraph-rsid="001086ed"/>
    </style:style>
    <style:style style:name="P3" style:family="paragraph" style:parent-style-name="Text_20_body">
      <style:text-properties officeooo:rsid="0014d38f" officeooo:paragraph-rsid="0014d38f"/>
    </style:style>
    <style:style style:name="P4" style:family="paragraph" style:parent-style-name="Text_20_body">
      <style:text-properties officeooo:rsid="0017379b" officeooo:paragraph-rsid="0017379b"/>
    </style:style>
    <style:style style:name="P5" style:family="paragraph" style:parent-style-name="Text_20_body">
      <style:text-properties officeooo:rsid="0019dc83" officeooo:paragraph-rsid="0019dc83"/>
    </style:style>
    <style:style style:name="P6" style:family="paragraph" style:parent-style-name="Text_20_body">
      <style:paragraph-properties fo:break-before="page"/>
    </style:style>
    <style:style style:name="P7" style:family="paragraph" style:parent-style-name="Footnote">
      <style:text-properties officeooo:rsid="001f91b0" officeooo:paragraph-rsid="001f91b0"/>
    </style:style>
    <style:style style:name="P8" style:family="paragraph" style:parent-style-name="Footnote">
      <style:text-properties officeooo:paragraph-rsid="0024a944"/>
    </style:style>
    <style:style style:name="P9" style:family="paragraph" style:parent-style-name="Footnote">
      <style:text-properties officeooo:paragraph-rsid="002a31e9"/>
    </style:style>
    <style:style style:name="P10" style:family="paragraph" style:parent-style-name="Footnote">
      <style:text-properties officeooo:paragraph-rsid="002a4743"/>
    </style:style>
    <style:style style:name="P11" style:family="paragraph" style:parent-style-name="Footnote">
      <style:text-properties officeooo:paragraph-rsid="002ae0e3"/>
    </style:style>
    <style:style style:name="P12" style:family="paragraph" style:parent-style-name="Footnote">
      <style:text-properties officeooo:paragraph-rsid="002c4ddc"/>
    </style:style>
    <style:style style:name="P13" style:family="paragraph" style:parent-style-name="Footnote">
      <style:paragraph-properties fo:margin-left="0in" fo:margin-right="0in" fo:text-indent="0in" style:auto-text-indent="false"/>
      <style:text-properties officeooo:paragraph-rsid="002cfabf"/>
    </style:style>
    <style:style style:name="P14" style:family="paragraph" style:parent-style-name="Text_20_body">
      <style:text-properties officeooo:rsid="001f91b0" officeooo:paragraph-rsid="001f91b0"/>
    </style:style>
    <style:style style:name="P15" style:family="paragraph" style:parent-style-name="Text_20_body">
      <style:text-properties officeooo:rsid="0026b343" officeooo:paragraph-rsid="0026b343"/>
    </style:style>
    <style:style style:name="P16" style:family="paragraph" style:parent-style-name="Text_20_body">
      <style:text-properties officeooo:rsid="002a4743" officeooo:paragraph-rsid="002a4743"/>
    </style:style>
    <style:style style:name="P17" style:family="paragraph" style:parent-style-name="Text_20_body">
      <style:text-properties officeooo:rsid="002c4ddc" officeooo:paragraph-rsid="002c4ddc"/>
    </style:style>
    <style:style style:name="P18" style:family="paragraph" style:parent-style-name="Text_20_body" style:list-style-name="L1">
      <style:text-properties officeooo:rsid="002c4ddc" officeooo:paragraph-rsid="002c4ddc"/>
    </style:style>
    <style:style style:name="P19" style:family="paragraph" style:parent-style-name="Text_20_body" style:list-style-name="L2">
      <style:text-properties officeooo:rsid="002c4ddc" officeooo:paragraph-rsid="002c4ddc"/>
    </style:style>
    <style:style style:name="P20" style:family="paragraph" style:parent-style-name="Endnote">
      <style:text-properties officeooo:rsid="0026b343" officeooo:paragraph-rsid="002a4743"/>
    </style:style>
    <style:style style:name="P21" style:family="paragraph" style:parent-style-name="Table_20_Heading">
      <style:text-properties officeooo:rsid="00232420" officeooo:paragraph-rsid="00232420"/>
    </style:style>
    <style:style style:name="P22" style:family="paragraph" style:parent-style-name="Table_20_Contents">
      <style:text-properties officeooo:rsid="0024a944" officeooo:paragraph-rsid="0024a944"/>
    </style:style>
    <style:style style:name="P23" style:family="paragraph" style:parent-style-name="Table_20_Contents">
      <style:text-properties officeooo:rsid="002667e2" officeooo:paragraph-rsid="002667e2"/>
    </style:style>
    <style:style style:name="P24" style:family="paragraph" style:parent-style-name="Table_20_Contents">
      <style:text-properties officeooo:rsid="0026a547" officeooo:paragraph-rsid="0026a547"/>
    </style:style>
    <style:style style:name="P25" style:family="paragraph" style:parent-style-name="Table_20_Contents">
      <style:text-properties officeooo:rsid="00287aef" officeooo:paragraph-rsid="00287aef"/>
    </style:style>
    <style:style style:name="P26" style:family="paragraph" style:parent-style-name="Table_20_Contents">
      <style:text-properties officeooo:rsid="002a31e9" officeooo:paragraph-rsid="002a31e9"/>
    </style:style>
    <style:style style:name="P27" style:family="paragraph" style:parent-style-name="Table_20_Contents">
      <style:text-properties officeooo:rsid="002a4743" officeooo:paragraph-rsid="002a4743"/>
    </style:style>
    <style:style style:name="T1" style:family="text">
      <style:text-properties officeooo:rsid="00161519"/>
    </style:style>
    <style:style style:name="T2" style:family="text">
      <style:text-properties officeooo:rsid="0018d9b7"/>
    </style:style>
    <style:style style:name="T3" style:family="text">
      <style:text-properties officeooo:rsid="001ae927"/>
    </style:style>
    <style:style style:name="T4" style:family="text">
      <style:text-properties officeooo:rsid="001e19cd"/>
    </style:style>
    <style:style style:name="T5" style:family="text">
      <style:text-properties officeooo:rsid="001f91b0"/>
    </style:style>
    <style:style style:name="T6" style:family="text">
      <style:text-properties officeooo:rsid="00215096"/>
    </style:style>
    <style:style style:name="T7" style:family="text">
      <style:text-properties officeooo:rsid="0024a944"/>
    </style:style>
    <style:style style:name="T8" style:family="text">
      <style:text-properties officeooo:rsid="0026a547"/>
    </style:style>
    <style:style style:name="T9" style:family="text">
      <style:text-properties officeooo:rsid="002a31e9"/>
    </style:style>
    <style:style style:name="T10" style:family="text">
      <style:text-properties officeooo:rsid="002a4743"/>
    </style:style>
    <style:style style:name="T11" style:family="text">
      <style:text-properties fo:font-size="12pt" style:font-size-asian="12pt" style:font-size-complex="12pt"/>
    </style:style>
    <style:style style:name="T12" style:family="text">
      <style:text-properties fo:font-size="12pt" officeooo:rsid="00232420" style:font-size-asian="12pt" style:font-size-complex="12pt"/>
    </style:style>
    <style:style style:name="T13" style:family="text">
      <style:text-properties officeooo:rsid="002ae0e3"/>
    </style:style>
    <style:style style:name="T14" style:family="text">
      <style:text-properties officeooo:rsid="002c4ddc"/>
    </style:style>
    <style:style style:name="T15" style:family="text">
      <style:text-properties officeooo:rsid="002cfa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Foley</text:p>
      <text:p text:style-name="P1">Z15092976</text:p>
      <text:p text:style-name="P2">Assignment 3</text:p>
      <text:p text:style-name="Text_20_body">Q1. In databases accessed in our company we can control authorization in the user interfaces connected to the DBMS through a local area network. Can we do the same in the web browser, i.e., when the user fills a form to define an SQL query we could check if he is or not authorized to access what he has requested? This would eliminate SQL injection attacks. Evaluate this idea.</text:p>
      <text:p text:style-name="Text_20_body"/>
      <text:p text:style-name="P3">We <text:s/>could create a <text:span text:style-name="T4">web interface that securely connects to the data base and </text:span>parses the input parameters. <text:s/><text:span text:style-name="T1">It could be created to validate the user and their access rights. <text:s/>This would ensure that form created input is valid. However this would not eliminate SQL injection attacks from sources not under the control of the web server. <text:s/></text:span></text:p>
      <text:p text:style-name="P5">A key element in security is to check at all points of access, the proposed method will prevent users who use the <text:span text:style-name="T3">provided web interface from accessing improper data, but it does not eliminate threats from outside web interface.</text:span></text:p>
      <text:p text:style-name="P4">The Equifax fiasco is a perfect example of this. <text:s/>The Web based interface gave users access to the data, <text:span text:style-name="T2">and validated that they had rights to access the data they requested. <text:s/>Due to misconfiguration and poor planning, </text:span>hackers who sent queries outside the web browser bypassed any forms based protection <text:span text:style-name="T2">and were able to access data without respect to security.</text:span></text:p>
      <text:p text:style-name="P14"/>
      <text:p text:style-name="P6">Q2. Compare the security of iPhone X to Google Nexus 6P.</text:p>
      <text:p text:style-name="Text_20_body">Consider their features and decide if one of these phones is more secure than the other. Consider their complete architectures and use security patterns to evaluate their security (using patterns is easier to find missing defenses than looking at implementation details), Completeness and references matter in your answer.</text:p>
      <text:p text:style-name="Text_20_body"> <text:span text:style-name="T5">Initially announced in 2015 the <text:s/>Google Nexus 6P is a pure Android device from Huwaei. <text:s/>Originally released with Android Marshmallow it may be updated through regular patches to Android Oreo.</text:span><text:span text:style-name="T5"><text:note text:id="ftn0" text:note-class="footnote"><text:note-citation>1</text:note-citation><text:note-body><text:p text:style-name="P7">“<text:span text:style-name="T6">Everything You Need To Know About the Nexus 6P”</text:span>, <text:a xlink:type="simple" xlink:href="https://www.androidcentral.com/nexus-6p" text:style-name="Internet_20_link" text:visited-style-name="Visited_20_Internet_20_Link">https://www.androidcentral.com/nexus-6p</text:a> accessed 13 Nov 2017.</text:p></text:note-body></text:note></text:span><text:span text:style-name="T5"> The iPhone X was released in 2017 by Apple. <text:s/>Both have similar features, yet there are differences:</text:span><text:span text:style-name="T5"><text:note text:id="ftn2" text:note-class="footnote"><text:note-citation>2</text:note-citation><text:note-body><text:p text:style-name="P8">“<text:span text:style-name="T7">Comparing Android and iOS Security</text:span>”, <text:span text:style-name="T7">CA Technologies, https://www.veracode.com/resources/android-ios-security</text:span></text:p></text:note-body></text:note></text:span></text:p>
      <text:p text:style-name="Text_20_body"/>
      <table:table table:name="AndroidVsiOS" table:style-name="AndroidVsiOS">
        <table:table-column table:style-name="AndroidVsiOS.A" table:number-columns-repeated="4"/>
        <table:table-header-rows>
          <table:table-row>
            <table:table-cell table:style-name="AndroidVsiOS.A1" office:value-type="string">
              <text:p text:style-name="P21">Feature</text:p>
            </table:table-cell>
            <table:table-cell table:style-name="AndroidVsiOS.A1" office:value-type="string">
              <text:p text:style-name="P21">Android</text:p>
            </table:table-cell>
            <table:table-cell table:style-name="AndroidVsiOS.A1" office:value-type="string">
              <text:p text:style-name="P21">IOS</text:p>
            </table:table-cell>
            <table:table-cell table:style-name="AndroidVsiOS.D1" office:value-type="string">
              <text:p text:style-name="P21">Notes</text:p>
            </table:table-cell>
          </table:table-row>
        </table:table-header-rows>
        <table:table-row>
          <table:table-cell table:style-name="AndroidVsiOS.A2" office:value-type="string">
            <text:p text:style-name="P22">Screen Lock</text:p>
          </table:table-cell>
          <table:table-cell table:style-name="AndroidVsiOS.A2" office:value-type="string">
            <text:p text:style-name="P22">Passcode, biometric id</text:p>
          </table:table-cell>
          <table:table-cell table:style-name="AndroidVsiOS.A2" office:value-type="string">
            <text:p text:style-name="P22">Passcode, biometric id</text:p>
          </table:table-cell>
          <table:table-cell table:style-name="AndroidVsiOS.D2" office:value-type="string">
            <text:p text:style-name="P22">Frequently disabled by users, causing data security breach</text:p>
          </table:table-cell>
        </table:table-row>
        <table:table-row>
          <table:table-cell table:style-name="AndroidVsiOS.A2" office:value-type="string">
            <text:p text:style-name="P23">Data partitioned</text:p>
          </table:table-cell>
          <table:table-cell table:style-name="AndroidVsiOS.A2" office:value-type="string">
            <text:p text:style-name="P23">Limits access between users/apps</text:p>
          </table:table-cell>
          <table:table-cell table:style-name="AndroidVsiOS.A2" office:value-type="string">
            <text:p text:style-name="P23">Limits access between users/apps</text:p>
          </table:table-cell>
          <table:table-cell table:style-name="AndroidVsiOS.D2" office:value-type="string">
            <text:p text:style-name="Table_20_Contents"/>
          </table:table-cell>
        </table:table-row>
        <table:table-row>
          <table:table-cell table:style-name="AndroidVsiOS.A2" office:value-type="string">
            <text:p text:style-name="P23">Limited Hardware Access</text:p>
          </table:table-cell>
          <table:table-cell table:style-name="AndroidVsiOS.A2" office:value-type="string">
            <text:p text:style-name="P23">No direct access, only through OS</text:p>
          </table:table-cell>
          <table:table-cell table:style-name="AndroidVsiOS.A2" office:value-type="string">
            <text:p text:style-name="P23">No direct access, only through OS</text:p>
          </table:table-cell>
          <table:table-cell table:style-name="AndroidVsiOS.D2" office:value-type="string">
            <text:p text:style-name="Table_20_Contents"/>
          </table:table-cell>
        </table:table-row>
        <table:table-row>
          <table:table-cell table:style-name="AndroidVsiOS.A2" office:value-type="string">
            <text:p text:style-name="P23">Application Distribution</text:p>
          </table:table-cell>
          <table:table-cell table:style-name="AndroidVsiOS.A2" office:value-type="string">
            <text:p text:style-name="P23">Multiple Sources</text:p>
          </table:table-cell>
          <table:table-cell table:style-name="AndroidVsiOS.A2" office:value-type="string">
            <text:p text:style-name="P23">Only Apple Store</text:p>
          </table:table-cell>
          <table:table-cell table:style-name="AndroidVsiOS.D2" office:value-type="string">
            <text:p text:style-name="P23">Multiple sources provide multiple ways to inject malicious application</text:p>
          </table:table-cell>
        </table:table-row>
        <table:table-row>
          <table:table-cell table:style-name="AndroidVsiOS.A2" office:value-type="string">
            <text:p text:style-name="P23">Encryption</text:p>
          </table:table-cell>
          <table:table-cell table:style-name="AndroidVsiOS.A2" office:value-type="string">
            <text:p text:style-name="P23">Various Levels</text:p>
          </table:table-cell>
          <table:table-cell table:style-name="AndroidVsiOS.A2" office:value-type="string">
            <text:p text:style-name="P23">Various Levels </text:p>
          </table:table-cell>
          <table:table-cell table:style-name="AndroidVsiOS.D2" office:value-type="string">
            <text:p text:style-name="P23">Data synced to PC is frequently transmitted as plain text</text:p>
          </table:table-cell>
        </table:table-row>
        <table:table-row>
          <table:table-cell table:style-name="AndroidVsiOS.A2" office:value-type="string">
            <text:p text:style-name="P23">Security Testing</text:p>
          </table:table-cell>
          <table:table-cell table:style-name="AndroidVsiOS.A2" office:value-type="string">
            <text:p text:style-name="P23">Must be provided by vendor</text:p>
          </table:table-cell>
          <table:table-cell table:style-name="AndroidVsiOS.A2" office:value-type="string">
            <text:p text:style-name="P23">Done by Apple. <text:s/>Apple has approved then disapproved apps. </text:p>
          </table:table-cell>
          <table:table-cell table:style-name="AndroidVsiOS.D2" office:value-type="string">
            <text:p text:style-name="P23">Multiple sources provide security breach. <text:s/>Both stores have had security breaches. </text:p>
          </table:table-cell>
        </table:table-row>
        <table:table-row>
          <table:table-cell table:style-name="AndroidVsiOS.A2" office:value-type="string">
            <text:p text:style-name="P23">UI</text:p>
          </table:table-cell>
          <table:table-cell table:style-name="AndroidVsiOS.A2" office:value-type="string">
            <text:p text:style-name="P23">Customizable by Seller</text:p>
          </table:table-cell>
          <table:table-cell table:style-name="AndroidVsiOS.A2" office:value-type="string">
            <text:p text:style-name="P23">Apple provided</text:p>
          </table:table-cell>
          <table:table-cell table:style-name="AndroidVsiOS.D2" office:value-type="string">
            <text:p text:style-name="P23"/>
          </table:table-cell>
        </table:table-row>
        <table:table-row>
          <table:table-cell table:style-name="AndroidVsiOS.A2" office:value-type="string">
            <text:p text:style-name="P23">OS</text:p>
          </table:table-cell>
          <table:table-cell table:style-name="AndroidVsiOS.A2" office:value-type="string">
            <text:p text:style-name="P23">Open Source available for inspection</text:p>
          </table:table-cell>
          <table:table-cell table:style-name="AndroidVsiOS.A2" office:value-type="string">
            <text:p text:style-name="P23">Core modules are open source Linux, however most is proprietary</text:p>
          </table:table-cell>
          <table:table-cell table:style-name="AndroidVsiOS.D2" office:value-type="string">
            <text:p text:style-name="P23"/>
          </table:table-cell>
        </table:table-row>
        <table:table-row>
          <table:table-cell table:style-name="AndroidVsiOS.A2" office:value-type="string">
            <text:p text:style-name="P23">Updates<text:note text:id="ftn3" text:note-class="footnote"><text:note-citation>3</text:note-citation><text:note-body><text:p text:style-name="Footnote">“<text:span text:style-name="T8">Android vs. iOS Security: Compare the Two Mobile Oses”, searchmobilecomputing.techtarget.com</text:span></text:p></text:note-body></text:note></text:p>
          </table:table-cell>
          <table:table-cell table:style-name="AndroidVsiOS.A2" office:value-type="string">
            <text:p text:style-name="P24">Google updates monthly, only Nexus and Pixel users get update automatically</text:p>
          </table:table-cell>
          <table:table-cell table:style-name="AndroidVsiOS.A2" office:value-type="string">
            <text:p text:style-name="P23">Frequently done.</text:p>
          </table:table-cell>
          <table:table-cell table:style-name="AndroidVsiOS.D2" office:value-type="string">
            <text:p text:style-name="P23"/>
          </table:table-cell>
        </table:table-row>
        <table:table-row>
          <table:table-cell table:style-name="AndroidVsiOS.A2" office:value-type="string">
            <text:p text:style-name="P23"/>
          </table:table-cell>
          <table:table-cell table:style-name="AndroidVsiOS.A2" office:value-type="string">
            <text:p text:style-name="P25">Controlled by users and <text:soft-page-break/>service providers.</text:p>
          </table:table-cell>
          <table:table-cell table:style-name="AndroidVsiOS.A2" office:value-type="string">
            <text:p text:style-name="P25">Triggered by Apple</text:p>
          </table:table-cell>
          <table:table-cell table:style-name="AndroidVsiOS.D2" office:value-type="string">
            <text:p text:style-name="P25">See <text:note text:id="ftn4" text:note-class="footnote"><text:note-citation>4</text:note-citation><text:note-body><text:p text:style-name="P9">“<text:span text:style-name="T9">The State of Mobile Device Security: Android vs. IOs</text:span>“, <text:span text:style-name="T9">http://www.zdnet.com/article/the-state-of-mobile-device-security-android-vs-ios/</text:span></text:p></text:note-body></text:note> for chart showing <text:soft-page-break/>OS fragmentation in <text:span text:style-name="T9">2016.</text:span></text:p>
          </table:table-cell>
        </table:table-row>
        <table:table-row>
          <table:table-cell table:style-name="AndroidVsiOS.A2" office:value-type="string">
            <text:p text:style-name="P26">Permissions</text:p>
          </table:table-cell>
          <table:table-cell table:style-name="AndroidVsiOS.A2" office:value-type="string">
            <text:p text:style-name="P26">Set by user at Install</text:p>
          </table:table-cell>
          <table:table-cell table:style-name="AndroidVsiOS.A2" office:value-type="string">
            <text:p text:style-name="P26">Checks permissions at run time. <text:s/>Dialog requests access.</text:p>
          </table:table-cell>
          <table:table-cell table:style-name="AndroidVsiOS.D2" office:value-type="string">
            <text:p text:style-name="P25"/>
          </table:table-cell>
        </table:table-row>
        <table:table-row>
          <table:table-cell table:style-name="AndroidVsiOS.A2" office:value-type="string">
            <text:p text:style-name="P26">Application Install</text:p>
          </table:table-cell>
          <table:table-cell table:style-name="AndroidVsiOS.A2" office:value-type="string">
            <text:p text:style-name="P26">Permits remote installation, but prompts phone to accept, remote install/run not possible</text:p>
          </table:table-cell>
          <table:table-cell table:style-name="AndroidVsiOS.A2" office:value-type="string">
            <text:p text:style-name="P26">Install by apple.</text:p>
          </table:table-cell>
          <table:table-cell table:style-name="AndroidVsiOS.D2" office:value-type="string">
            <text:p text:style-name="P25"/>
          </table:table-cell>
        </table:table-row>
        <table:table-row>
          <table:table-cell table:style-name="AndroidVsiOS.A2" office:value-type="string">
            <text:p text:style-name="P26">Geolocation</text:p>
          </table:table-cell>
          <table:table-cell table:style-name="AndroidVsiOS.A2" office:value-type="string">
            <text:p text:style-name="P26">Separate application</text:p>
          </table:table-cell>
          <table:table-cell table:style-name="AndroidVsiOS.A2" office:value-type="string">
            <text:p text:style-name="P26">Allows phone to be located if lost.</text:p>
          </table:table-cell>
          <table:table-cell table:style-name="AndroidVsiOS.D2" office:value-type="string">
            <text:p text:style-name="P25"/>
          </table:table-cell>
        </table:table-row>
        <table:table-row>
          <table:table-cell table:style-name="AndroidVsiOS.A2" office:value-type="string">
            <text:p text:style-name="P26">Erasure of user data</text:p>
          </table:table-cell>
          <table:table-cell table:style-name="AndroidVsiOS.A2" office:value-type="string">
            <text:p text:style-name="P26">May be triggered by user</text:p>
          </table:table-cell>
          <table:table-cell table:style-name="AndroidVsiOS.A2" office:value-type="string">
            <text:p text:style-name="P26">Triggered by user or 10 incorrect entries on Keypad</text:p>
          </table:table-cell>
          <table:table-cell table:style-name="AndroidVsiOS.D2" office:value-type="string">
            <text:p text:style-name="P25"/>
          </table:table-cell>
        </table:table-row>
        <table:table-row>
          <table:table-cell table:style-name="AndroidVsiOS.A2" office:value-type="string">
            <text:p text:style-name="P27">Hardware</text:p>
          </table:table-cell>
          <table:table-cell table:style-name="AndroidVsiOS.A2" office:value-type="string">
            <text:p text:style-name="P27">Various</text:p>
          </table:table-cell>
          <table:table-cell table:style-name="AndroidVsiOS.A2" office:value-type="string">
            <text:p text:style-name="P27">Tightly controlled by apple</text:p>
          </table:table-cell>
          <table:table-cell table:style-name="AndroidVsiOS.D2" office:value-type="string">
            <text:p text:style-name="P25"/>
          </table:table-cell>
        </table:table-row>
      </table:table>
      <text:p text:style-name="Text_20_body"/>
      <text:p text:style-name="P16">Analysis, the industry seems to believe that iOS is more secure as evidenced by bounty programs.<text:note text:id="ftn1" text:note-class="footnote"><text:note-citation>5</text:note-citation><text:note-body><text:p text:style-name="P10">“<text:span text:style-name="T10">Android vs. iOS: are iPhones Really Safer?</text:span>”, <text:span text:style-name="T10">https://www.barrons.com/articles/android-vs-ios-are-iphones-really-safer-1496254475</text:span></text:p></text:note-body></text:note> However, it should be noted that more devices run Android than iOS. <text:span text:style-name="T13">Of particular interest is the Apple Vs. Android study (2017) published by Moon Technolabs Pvt Ltd &amp; Android Pub, which indicates that while Android is used in more phones than iOS, Android use is highly fragmented and may represent a security problem.</text:span><text:span text:style-name="T13"><text:note text:id="ftn5" text:note-class="footnote"><text:note-citation>6</text:note-citation><text:note-body><text:p text:style-name="P11">“”, <text:span text:style-name="T13">https://android.jlelse.eu/apple-vs-android-a-comparative-study-2017-c5799a0a1683</text:span></text:p></text:note-body></text:note></text:span><text:span text:style-name="T13"> <text:s/></text:span></text:p>
      <text:p text:style-name="P17">As a Blackberry 10 user, I regret that I must conclude that iOS is more secure than Android due to the following reasons:</text:p>
      <text:list xml:id="list290420554" text:style-name="L1">
        <text:list-item>
          <text:p text:style-name="P18">Closed source OS</text:p>
        </text:list-item>
        <text:list-item>
          <text:p text:style-name="P18">Tight control over hardware/software</text:p>
        </text:list-item>
        <text:list-item>
          <text:p text:style-name="P18">Single source software</text:p>
        </text:list-item>
        <text:list-item>
          <text:p text:style-name="P18">device encryption</text:p>
        </text:list-item>
        <text:list-item>
          <text:p text:style-name="P18">erasure after 10 failed pass code attempts.</text:p>
        </text:list-item>
      </text:list>
      <text:p text:style-name="P17"/>
      <text:p text:style-name="P17"/>
      <text:p text:style-name="P17"><text:soft-page-break/>One constant theme in Mobile Device security was that the weakest point in the security is always the USER due to:</text:p>
      <text:list xml:id="list3099779985" text:style-name="L2">
        <text:list-item>
          <text:p text:style-name="P19">poor passwords (weak or non existent) <text:note text:id="ftn6" text:note-class="footnote"><text:note-citation>7</text:note-citation><text:note-body><text:p text:style-name="P12"><text:span text:style-name="T14">“</text:span>Spaceballs Luggage Password”, <text:span text:style-name="T14">https://youtu.be/_JNGI1dI-e8</text:span></text:p></text:note-body></text:note></text:p>
        </text:list-item>
        <text:list-item>
          <text:p text:style-name="P19">insufficient screening of apps loaded by users.<text:note text:id="ftn7" text:note-class="footnote"><text:note-citation>8</text:note-citation><text:note-body><text:p text:style-name="P13"><text:tab/><text:span text:style-name="T15">Futurama clip, “Perform Virus Scan – I’m waiting for porn here”, https://youtu.be/UO7W_dmndiY</text:span></text:p></text:note-body></text:note> <text:span text:style-name="T15">It is estimated that 30% of phishing emails are opened.</text:span></text:p>
        </text:list-item>
      </text:list>
      <text:p text:style-name="P17"/>
      <text:p text:style-name="P17"/>
      <text:p text:style-name="P17"/>
      <text:p text:style-name="P15"><text:span text:style-name="T9">Additional </text:span>References:</text:p>
      <text:p text:style-name="P15">Schmerl B. et al. (2016) Architecture Modeling and Analysis of Security in Android Systems. In: Tekinerdogan B., Zdun U., Babar A. (eds) Software Architecture. ECSA 2016. Lecture Notes in Computer Science, vol 9839. Springer, Cham</text:p>
      <text:p text:style-name="P20"><text:span text:style-name="T11">“</text:span><text:span text:style-name="T12">The State Of Mobile Device Security</text:span><text:span text:style-name="T11">”, </text:span><text:a xlink:type="simple" xlink:href="http://www.zdnet.com/article/the-state-of-mobile-device-security-android-vs-ios/" text:style-name="Internet_20_link" text:visited-style-name="Visited_20_Internet_20_Link"><text:span text:style-name="T12">http://www.zdnet.com/article/the-state-of-mobile-device-security-android-vs-io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6:28:42.519606310</meta:creation-date>
    <dc:date>2017-11-18T13:24:47.987676225</dc:date>
    <meta:editing-duration>PT2H33M25S</meta:editing-duration>
    <meta:editing-cycles>7</meta:editing-cycles>
    <meta:generator>LibreOffice/5.3.3.2$Linux_X86_64 LibreOffice_project/30m0$Build-2</meta:generator>
    <meta:document-statistic meta:table-count="1" meta:image-count="0" meta:object-count="0" meta:page-count="4" meta:paragraph-count="84" meta:word-count="833" meta:character-count="5612" meta:non-whitespace-character-count="4849"/>
  </office:meta>
</office:document-meta>
</file>